
<file path=META-INF/manifest.xml><?xml version="1.0" encoding="utf-8"?>
<!--<!DOCTYPE manifest:manifest PUBLIC "-//OpenOffice.org//DTD Manifest 1.0//EN" "Manifest.dtd">--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family="table" style:name="tablefirst"/>
    <style:style style:family="table-cell" style:parent-style-name="Default" style:name="cell {0}">
      <style:table-cell-properties fo:padding="0.097cm" fo:border="0.002cm solid #000000"/>
    </style:style>
    <style:style style:family="table-row" style:name="row00"/>
    <style:style style:family="table-row" style:name="row11"/>
    <style:style style:family="table-row" style:name="row22"/>
    <style:style style:family="table-row" style:name="row33"/>
    <style:style style:family="table-row" style:name="row44"/>
    <style:style style:family="table-row" style:name="row55"/>
    <style:style style:family="table-row" style:name="row66"/>
    <style:style style:family="table-row" style:name="row77"/>
    <style:style style:family="table-row" style:name="row88"/>
    <style:style style:family="table-row" style:name="row99"/>
    <style:style style:family="table-row" style:name="row1010"/>
    <style:style style:family="table-row" style:name="row1111"/>
    <style:style style:family="table-row" style:name="row1212"/>
    <style:style style:family="table-row" style:name="row1313"/>
    <style:style style:family="table-row" style:name="row1414"/>
    <style:style style:family="table-row" style:name="row1414"/>
    <style:style style:parent-style-name="Default" style:family="table-column" style:name="col00"/>
    <style:style style:parent-style-name="Default" style:family="table-column" style:name="col10"/>
    <style:style style:parent-style-name="Default" style:family="table-column" style:name="col20"/>
    <style:style style:parent-style-name="Default" style:family="table-column" style:name="col30"/>
    <style:style style:family="table-cell" style:parent-style-name="Default" style:name="cell {0}">
      <style:table-cell-properties fo:padding="0.097cm" fo:border="0.002cm solid #000000"/>
    </style:style>
    <style:style style:family="table-row" style:name="row160"/>
    <style:style style:family="table-row" style:name="row171"/>
    <style:style style:family="table-row" style:name="row182"/>
    <style:style style:family="table-row" style:name="row193"/>
    <style:style style:family="table-row" style:name="row204"/>
    <style:style style:family="table-row" style:name="row215"/>
    <style:style style:family="table-row" style:name="row215"/>
    <style:style style:family="table-cell" style:parent-style-name="Default" style:name="cell {0}">
      <style:table-cell-properties fo:padding="0.097cm" fo:border="0.002cm solid #000000"/>
    </style:style>
    <style:style style:family="table-row" style:name="row230"/>
    <style:style style:family="table-row" style:name="row241"/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</office:automatic-styles>
  <office:body>
    <office:spreadsheet>
      <table:table table:style-name="tablefirst" table:name="First">
        <table:table-column table:style-name="col00" table:default-cell-style-name="Default"/>
        <table:table-column table:style-name="col10" table:default-cell-style-name="Default"/>
        <table:table-column table:style-name="col20" table:default-cell-style-name="Default"/>
        <table:table-column table:style-name="col30" table:default-cell-style-name="Default"/>
        <table:table-row table:style-name="row00">
          <table:table-cell/>
          <table:table-cell/>
          <table:table-cell/>
        </table:table-row>
        <table:table-row table:style-name="row11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Приключения в СкайПарке   Цена: 100руб.   Продолжительность: 1   Курорт: Красная поляна   Даты тура: c Января до Декабря</text:p>
          </table:table-cell>
        </table:table-row>
        <table:table-row table:style-name="row22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Ночь в подарок от отеля Solis   Цена: 3350руб.   Продолжительность: 2   Курорт: Красная поляна   Даты тура: c Января до Августа</text:p>
          </table:table-cell>
        </table:table-row>
        <table:table-row table:style-name="row33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Ночь в подарок от отеля Долина 960   Цена: 3350руб.   Продолжительность: 2   Курорт: Красная поляна   Даты тура: c Января до Августа</text:p>
          </table:table-cell>
        </table:table-row>
        <table:table-row table:style-name="row44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Летние каникулы в лагере Yangee   Цена: 61990руб.   Продолжительность: 14   Курорт: Красная поляна   Даты тура: c Июня до Августа</text:p>
          </table:table-cell>
        </table:table-row>
        <table:table-row table:style-name="row55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отеле Гелиопарк Фристайл   Цена: 1800руб.   Продолжительность: 2   Курорт: Красная поляна   Даты тура: c Апреля до Ноября</text:p>
          </table:table-cell>
        </table:table-row>
        <table:table-row table:style-name="row66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Каникулы в Гранд Отель Поляна   Цена: 7390руб.   Продолжительность: 3   Курорт: Красная поляна   Даты тура: c Апреля до Декабря</text:p>
          </table:table-cell>
        </table:table-row>
        <table:table-row table:style-name="row77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Уикенд в Гранд Отель Поляна   Цена: 9010руб.   Продолжительность: 3   Курорт: Красная поляна   Даты тура: c Апреля до Декабря</text:p>
          </table:table-cell>
        </table:table-row>
        <table:table-row table:style-name="row88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+море в отеле Голден Тюлип Роза Хутор   Цена: 3250руб.   Продолжительность: 2   Курорт: Красная поляна   Даты тура: c Сентября до Сентября</text:p>
          </table:table-cell>
        </table:table-row>
        <table:table-row table:style-name="row99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Тюлип Инн Роза Хутор   Цена: 10520руб.   Продолжительность: 4   Курорт: Красная поляна   Даты тура: c Апреля до Ноября</text:p>
          </table:table-cell>
        </table:table-row>
        <table:table-row table:style-name="row1010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Голден Тюлип Роза Хутор   Цена: 5770руб.   Продолжительность: 4   Курорт: Красная поляна   Даты тура: c Апреля до Ноября</text:p>
          </table:table-cell>
        </table:table-row>
        <table:table-row table:style-name="row1111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Бесплатные ночи в отеле Риксос   Цена: 5950руб.   Продолжительность: 2   Курорт: Красная поляна   Даты тура: c Апреля до Декабря</text:p>
          </table:table-cell>
        </table:table-row>
        <table:table-row table:style-name="row1212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Mercure Rosa Khutor Hotel   Цена: 1801руб.   Продолжительность: 2   Курорт: Красная поляна   Даты тура: c Апреля до Ноября</text:p>
          </table:table-cell>
        </table:table-row>
        <table:table-row table:style-name="row1313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от Valset Apartments by HELIOPARK   Цена: 1450руб.   Продолжительность: 2   Курорт: Красная поляна   Даты тура: c Апреля до Ноября</text:p>
          </table:table-cell>
        </table:table-row>
        <table:table-row table:style-name="row1414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отеле Rosa Ski Inn   Цена: 1566руб.   Продолжительность: 2   Курорт: Красная поляна   Даты тура: c Октября до Октября</text:p>
          </table:table-cell>
        </table:table-row>
        <table:table-row table:style-name="row1414">
          <table:table-cell/>
          <table:table-cell/>
          <table:table-cell table:style-name="cell {0}" office:value-type="string">
            <text:p>Летняя прогулка в отеле Radisson Роза Хутор   Цена: 3150руб.   Продолжительность: 2   Курорт: Красная поляна   Даты тура: c Апреля до Ноября</text:p>
          </table:table-cell>
        </table:table-row>
        <table:table-row table:style-name="row241">
          <table:table-cell/>
          <table:table-cell/>
          <table:table-cell table:style-name="cell {0}" office:value-type="string">
            <text:p>Майский тур в отеле Rixos   Цена: 17850руб.   Продолжительность: 4   Курорт: Красная поляна   Даты тура: c Апреля до Мая</text:p>
          </table:table-cell>
        </table:table-row>
        <table:table-row table:style-name="row160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БЕСПЛАТНЫЕ ночи в отелях Красной Поляны   Цена: 4800руб.   Продолжительность: 3   Курорт: Красная поляна   Даты тура: c Апреля до Декабря</text:p>
          </table:table-cell>
        </table:table-row>
        <table:table-row table:style-name="row171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Полупансион в отеле Долина 960   Цена: 14940руб.   Продолжительность: 5   Курорт: Красная поляна   Даты тура: c Апреля до Августа</text:p>
          </table:table-cell>
        </table:table-row>
        <table:table-row table:style-name="row182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Полупансион в отеле Solis   Цена: 16600руб.   Продолжительность: 5   Курорт: Красная поляна   Даты тура: c Апреля до Августа</text:p>
          </table:table-cell>
        </table:table-row>
        <table:table-row table:style-name="row193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отеле Park Inn by Radisson Rosa Khutor   Цена: 14100руб.   Продолжительность: 7   Курорт: Красная поляна   Даты тура: c Апреля до Декабря</text:p>
          </table:table-cell>
        </table:table-row>
        <table:table-row table:style-name="row204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Radisson Hotel Rosa Khutor   Цена: 19500руб.   Продолжительность: 7   Курорт: Красная поляна   Даты тура: c Апреля до Декабря</text:p>
          </table:table-cell>
        </table:table-row>
        <table:table-row table:style-name="row215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Солнце в горах в отеле  Park Inn Роза Хутор   Цена: 4750руб.   Продолжительность: 3   Курорт: Красная поляна   Даты тура: c Апреля до Декабря</text:p>
          </table:table-cell>
        </table:table-row>
        <table:table-row table:style-name="row215">
          <table:table-cell/>
          <table:table-cell/>
          <table:table-cell table:style-name="cell {0}" office:value-type="string">
            <text:p>Летняя прогулка в отеле Park Inn Роза Хутор   Цена: 2550руб.   Продолжительность: 2   Курорт: Красная поляна   Даты тура: c Апреля до Ноября</text:p>
          </table:table-cell>
        </table:table-row>
        <table:table-row table:style-name="row241">
          <table:table-cell/>
          <table:table-cell/>
          <table:table-cell table:style-name="cell {0}" office:value-type="string">
            <text:p>Солнце в горах от отеля Radisson Роза Хутор   Цена: 6500руб.   Продолжительность: 3   Курорт: Красная поляна   Даты тура: c Апреля до Декабря</text:p>
          </table:table-cell>
        </table:table-row>
        <table:table-row table:style-name="row230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Романтика на двоих в Park Inn Роза Хутор   Цена: 3850руб.   Продолжительность: 2   Курорт: Красная поляна   Даты тура: c Апреля до Сентября</text:p>
          </table:table-cell>
        </table:table-row>
        <table:table-row table:style-name="row241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Романтика на двоих в Radisson Роза Хутор   Цена: 4750руб.   Продолжительность: 2   Курорт: Красная поляна   Даты тура: c Апреля до Сентября</text:p>
          </table:table-cell>
        </table:table-row>
        <table:table-row table:style-name="row241">
          <table:table-cell/>
          <table:table-cell/>
          <table:table-cell table:style-name="cell {0}" office:value-type="string">
            <text:p>На пике лета в Radisson Роза Хутор   Цена: 3900руб.   Продолжительность: 2   Курорт: Красная поляна   Даты тура: c Апреля до Ноября</text:p>
          </table:table-cell>
        </table:table-row>
        <table:table-row table:style-name="row241">
          <table:table-cell/>
          <table:table-cell/>
          <table:table-cell table:style-name="cell {0}" office:value-type="string">
            <text:p>На пике лета в Park Inn Роза Хутор   Цена: 3175руб.   Продолжительность: 2   Курорт: Красная поляна   Даты тура: c Апреля до Декабря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/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5">05.01.2006</text:date>, <text:time>13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ODL - An OpenDocument Library</meta:generator>
    <meta:initial-creator>Unknown Autor</meta:initial-creator>
    <meta:creation-date>2015-05-23T19:29:12</meta:creation-date>
    <dc:creator>Lars Behrmann</dc:creator>
    <dc:date>2015-05-23T19:29:12</dc:date>
    <dc:language>en-US</dc:language>
    <meta:editing-cycles>2</meta:editing-cycles>
    <meta:editing-duration>PT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0" meta:paragraph-count="0" meta:word-count="0" meta:character-count="0"/>
  </office:meta>
</office:document-meta>
</file>